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hampagne &amp; Limousines" svg:font-family="'Champagne &amp; Limousines'" style:font-family-generic="roman" style:font-pitch="variable"/>
    <style:font-face style:name="Champagne &amp; Limousines1" svg:font-family="'Champagne &amp; Limousine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Zapf Dingbats" svg:font-family="'Zapf Dingbats'" style:font-family-generic="system" style:font-pitch="variable"/>
  </office:font-face-decls>
  <office:automatic-styles>
    <style:style style:name="Table1" style:family="table">
      <style:table-properties style:width="7.4625in" fo:margin-left="0.0819in" fo:margin-top="0in" fo:margin-bottom="0in" table:align="left" style:writing-mode="lr-tb"/>
    </style:style>
    <style:style style:name="Table1.A" style:family="table-column">
      <style:table-column-properties style:column-width="1.8521in"/>
    </style:style>
    <style:style style:name="Table1.B" style:family="table-column">
      <style:table-column-properties style:column-width="1.7069in"/>
    </style:style>
    <style:style style:name="Table1.C" style:family="table-column">
      <style:table-column-properties style:column-width="1.834in"/>
    </style:style>
    <style:style style:name="Table1.D" style:family="table-column">
      <style:table-column-properties style:column-width="2.0688in"/>
    </style:style>
    <style:style style:name="Table1.1" style:family="table-row">
      <style:table-row-properties style:min-row-height="9.3056in" fo:keep-together="auto"/>
    </style:style>
    <style:style style:name="Table1.A1" style:family="table-cell">
      <style:table-cell-properties fo:background-color="transparent" fo:padding="0.0694in" fo:border="1pt solid #000000" style:writing-mode="lr-tb">
        <style:background-image/>
      </style:table-cell-properties>
    </style:style>
    <style:style style:name="P1" style:family="paragraph" style:parent-style-name="Format_20_libre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weight="bold" style:font-name-asian="Champagne &amp; Limousines1" style:font-weight-asian="bold" style:font-name-complex="Champagne &amp; Limousines1" style:font-weight-complex="bold"/>
    </style:style>
    <style:style style:name="P2" style:family="paragraph" style:parent-style-name="Format_20_libre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weight="bold" style:font-name-asian="Champagne &amp; Limousines1" style:font-weight-asian="bold" style:font-name-complex="Champagne &amp; Limousines1" style:font-weight-complex="bold"/>
    </style:style>
    <style:style style:name="P3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size="11pt" fo:font-weight="bold" style:letter-kerning="false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P4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size="11pt" fo:language="fr" fo:country="FR" fo:font-weight="bold" style:letter-kerning="false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P5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size="11pt" fo:language="fr" fo:country="FR" fo:font-weight="bold" officeooo:paragraph-rsid="00118d57" style:letter-kerning="false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P6" style:family="paragraph" style:parent-style-name="Format_20_libre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font-name="Champagne &amp; Limousines" fo:font-size="13pt" fo:font-weight="bold" style:font-name-asian="Champagne &amp; Limousines1" style:font-size-asian="13pt" style:font-weight-asian="bold" style:font-name-complex="Champagne &amp; Limousines1" style:font-size-complex="13pt" style:font-weight-complex="bold"/>
    </style:style>
    <style:style style:name="P7" style:family="paragraph" style:parent-style-name="Format_20_libre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8" style:family="paragraph" style:parent-style-name="Format_20_libre">
      <style:paragraph-properties fo:break-before="pag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9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0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officeooo:paragraph-rsid="00136640"/>
    </style:style>
    <style:style style:name="P11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fr" fo:country="FR" style:letter-kerning="false" style:font-name-asian="Arial Unicode MS" style:language-asian="fr" style:country-asian="FR" style:language-complex="ar" style:country-complex="SA" loext:padding="0in" loext:border="none" loext:shadow="none"/>
    </style:style>
    <style:style style:name="P12" style:family="paragraph" style:parent-style-name="Format_20_libre">
      <style:paragraph-properties fo:margin-top="0in" fo:margin-bottom="0in" style:contextual-spacing="false" fo:line-height="120%" fo:text-align="start" style:justify-single-word="false" fo:orphans="2" fo:widows="2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language="fr" fo:country="FR" style:letter-kerning="false" fo:background-color="#ffff00" style:font-name-asian="Arial Unicode MS" style:language-asian="fr" style:country-asian="FR" style:language-complex="ar" style:country-complex="SA" loext:padding="0in" loext:border="none" loext:shadow="none"/>
    </style:style>
    <style:style style:name="P13" style:family="paragraph" style:parent-style-name="Format_20_libre">
      <style:paragraph-properties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font-size="13pt" style:font-size-asian="13pt" style:font-size-complex="13pt"/>
    </style:style>
    <style:style style:name="P14" style:family="paragraph" style:parent-style-name="Format_20_libre" style:list-style-name="WWNum2">
      <style:paragraph-properties fo:line-height="150%"/>
    </style:style>
    <style:style style:name="P15" style:family="paragraph" style:parent-style-name="Format_20_libre" style:list-style-name="WWNum3">
      <style:paragraph-properties fo:line-height="150%"/>
    </style:style>
    <style:style style:name="P16" style:family="paragraph" style:parent-style-name="Format_20_libre" style:list-style-name="WWNum4">
      <style:paragraph-properties fo:line-height="150%"/>
    </style:style>
    <style:style style:name="P17" style:family="paragraph" style:parent-style-name="Format_20_libre" style:list-style-name="WWNum7">
      <style:paragraph-properties fo:line-height="150%"/>
    </style:style>
    <style:style style:name="P18" style:family="paragraph" style:parent-style-name="Format_20_libre">
      <style:paragraph-properties fo:line-height="150%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</style:style>
    <style:style style:name="P19" style:family="paragraph" style:parent-style-name="Format_20_libre">
      <style:paragraph-properties fo:line-height="150%"/>
    </style:style>
    <style:style style:name="P20" style:family="paragraph" style:parent-style-name="Format_20_libre">
      <style:paragraph-properties fo:text-align="center" style:justify-single-word="fals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style:text-underline-style="solid" style:text-underline-width="auto" style:text-underline-color="font-color"/>
    </style:style>
    <style:style style:name="T1" style:family="text">
      <style:text-properties fo:color="#2c3f94" loext:opacity="100%" style:font-name="Champagne &amp; Limousines" fo:font-size="16pt" fo:font-weight="bold" style:font-size-asian="16pt" style:font-weight-asian="bold" style:font-size-complex="16pt" style:font-weight-complex="bold"/>
    </style:style>
    <style:style style:name="T2" style:family="text">
      <style:text-properties style:font-name="Champagne &amp; Limousines" fo:font-weight="bold" style:font-weight-asian="bold" style:font-weight-complex="bold"/>
    </style:style>
    <style:style style:name="T3" style:family="text">
      <style:text-properties style:font-name="Champagne &amp; Limousines" fo:font-weight="bold" officeooo:rsid="00136640" style:font-weight-asian="bold" style:font-weight-complex="bold"/>
    </style:style>
    <style:style style:name="T4" style:family="text">
      <style:text-properties style:font-name="Champagne &amp; Limousines" fo:font-weight="bold" officeooo:rsid="0013f9bd" style:font-weight-asian="bold" style:font-weight-complex="bold"/>
    </style:style>
    <style:style style:name="T5" style:family="text">
      <style:text-properties style:font-name="Champagne &amp; Limousines" fo:font-weight="bold" officeooo:rsid="0014e09f" style:font-weight-asian="bold" style:font-weight-complex="bold"/>
    </style:style>
    <style:style style:name="T6" style:family="text">
      <style:text-properties style:font-name="Champagne &amp; Limousines" fo:font-weight="bold" style:font-name-asian="Champagne &amp; Limousines1" style:font-weight-asian="bold" style:font-name-complex="Champagne &amp; Limousines1" style:font-weight-complex="bold"/>
    </style:style>
    <style:style style:name="T7" style:family="text">
      <style:text-properties style:font-name="Champagne &amp; Limousines" fo:font-size="11pt" fo:font-weight="bold" style:font-size-asian="11pt" style:font-weight-asian="bold" style:font-size-complex="11pt" style:font-weight-complex="bold"/>
    </style:style>
    <style:style style:name="T8" style:family="text">
      <style:text-properties style:font-name="Champagne &amp; Limousines" fo:font-size="11pt" fo:font-weight="bold" style:font-name-asian="Champagne &amp; Limousines1" style:font-size-asian="11pt" style:font-weight-asian="bold" style:font-name-complex="Champagne &amp; Limousines1" style:font-size-complex="11pt" style:font-weight-complex="bold"/>
    </style:style>
    <style:style style:name="T9" style:family="text">
      <style:text-properties style:font-name="Champagne &amp; Limousines" fo:font-size="11pt" fo:letter-spacing="-0.0028in" fo:language="fr" fo:country="FR" fo:font-weight="bold" style:letter-kerning="false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T10" style:family="text">
      <style:text-properties style:font-name="Champagne &amp; Limousines" fo:font-size="11pt" fo:language="fr" fo:country="FR" fo:font-weight="bold" style:letter-kerning="false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T11" style:family="text">
      <style:text-properties style:font-name="Champagne &amp; Limousines" fo:font-size="11pt" fo:language="fr" fo:country="FR" fo:font-weight="bold" style:letter-kerning="false" style:font-name-asian="Arial Unicode MS" style:font-size-asian="11pt" style:language-asian="fr" style:country-asian="FR" style:font-weight-asian="bold" style:font-size-complex="11pt" style:language-complex="ar" style:country-complex="SA" style:font-weight-complex="bold" loext:padding="0in" loext:border="none" loext:shadow="none"/>
    </style:style>
    <style:style style:name="T12" style:family="text">
      <style:text-properties style:font-name="Champagne &amp; Limousines" fo:font-size="13pt" fo:font-weight="bold" style:font-size-asian="13pt" style:font-weight-asian="bold" style:font-size-complex="13pt" style:font-weight-complex="bold"/>
    </style:style>
    <style:style style:name="T13" style:family="text">
      <style:text-properties style:font-name="Champagne &amp; Limousines" fo:font-size="13pt" fo:font-weight="bold" style:font-name-asian="Champagne &amp; Limousines1" style:font-size-asian="13pt" style:font-weight-asian="bold" style:font-name-complex="Champagne &amp; Limousines1" style:font-size-complex="13pt" style:font-weight-complex="bold"/>
    </style:style>
    <style:style style:name="T14" style:family="text">
      <style:text-properties style:font-name="Champagne &amp; Limousines" fo:font-size="13pt" fo:language="it" fo:country="IT" fo:font-weight="bold" style:font-size-asian="13pt" style:font-weight-asian="bold" style:font-size-complex="13pt" style:font-weight-complex="bold"/>
    </style:style>
    <style:style style:name="T15" style:family="text">
      <style:text-properties fo:language="de" fo:country="DE"/>
    </style:style>
    <style:style style:name="T16" style:family="text">
      <style:text-properties fo:language="it" fo:country="IT"/>
    </style:style>
    <style:style style:name="T17" style:family="text">
      <style:text-properties fo:language="nl" fo:country="NL"/>
    </style:style>
    <style:style style:name="T18" style:family="text">
      <style:text-properties fo:language="fr" fo:country="FR"/>
    </style:style>
    <style:style style:name="T19" style:family="text">
      <style:text-properties style:font-name-asian="Arial Unicode MS"/>
    </style:style>
    <style:style style:name="T20" style:family="text">
      <style:text-properties fo:color="#000000" loext:opacity="100%" style:font-name="Champagne &amp; Limousines" fo:font-size="12pt" fo:font-weight="bold" officeooo:rsid="00136640" style:font-size-asian="12pt" style:font-weight-asian="bold" style:font-name-complex="Arial Unicode MS" style:font-size-complex="12pt" style:font-weight-complex="bold"/>
    </style:style>
    <style:style style:name="T21" style:family="text">
      <style:text-properties fo:color="#000000" loext:opacity="100%" style:font-name="Champagne &amp; Limousines" fo:font-size="12pt" fo:font-weight="bold" officeooo:rsid="0013f9bd" style:font-size-asian="12pt" style:font-weight-asian="bold" style:font-name-complex="Arial Unicode MS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Mes caractéristiques Personnelles</text:span></text:p>
      <text:p text:style-name="P1"/>
      <text:p text:style-name="P7"><text:span text:style-name="T2">Voici une liste de caractéristiques personnelles : cochez celles dans lesquelles vous vous reconnaissez le plus :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4">A du mal à s’affirmer </text:p>
            <text:p text:style-name="P4">A le goût du pouvoir Adaptable / souple </text:p>
            <text:p text:style-name="P4">Affectif</text:p>
            <text:p text:style-name="P4">Ambitieux </text:p>
            <text:p text:style-name="P4">Analytique </text:p>
            <text:p text:style-name="P4">Animateur </text:p>
            <text:p text:style-name="P4">Anxieux </text:p>
            <text:p text:style-name="P4">Apprécie la régularité </text:p>
            <text:p text:style-name="P3"><text:span text:style-name="T15">Artiste</text:span></text:p>
            <text:p text:style-name="P4">Assidu </text:p>
            <text:p text:style-name="P4">Astucieux </text:p>
            <text:p text:style-name="P3"><text:span text:style-name="T18">Attentif à </text:span><text:span text:style-name="T16">la qualit</text:span><text:span text:style-name="T18">é </text:span></text:p>
            <text:p text:style-name="P4">Attentif aux autres </text:p>
            <text:p text:style-name="P3"><text:span text:style-name="T16">Autonome </text:span></text:p>
            <text:p text:style-name="P4">Autoritaire </text:p>
            <text:p text:style-name="P4">Bavard </text:p>
            <text:p text:style-name="P4">Besoin de reconnaissance </text:p>
            <text:p text:style-name="P4">Bon administratif </text:p>
            <text:p text:style-name="P4">Brouillé avec les chiffres </text:p>
            <text:p text:style-name="P4">Calme </text:p>
            <text:p text:style-name="P9"><text:span text:style-name="T10">Capable de persuader </text:span><text:span text:style-name="Aucun"><text:span text:style-name="T9">Capacité de concentration </text:span></text:span></text:p>
            <text:p text:style-name="P4">Chaleureux </text:p>
            <text:p text:style-name="P4">Charismatique </text:p>
            <text:p text:style-name="P4">Coléreux</text:p>
            <text:p text:style-name="P4">Combatif </text:p>
            <text:p text:style-name="P4">Consciencieux </text:p>
            <text:p text:style-name="P4">Contrôlé </text:p>
            <text:p text:style-name="P3"><text:span text:style-name="T17">Coop</text:span><text:span text:style-name="T18">ératif </text:span></text:p>
            <text:p text:style-name="P4">Courageux </text:p>
            <text:p text:style-name="P3"><text:span text:style-name="T16">Cr</text:span><text:span text:style-name="T18">éatif </text:span></text:p>
            <text:p text:style-name="P4">Critique </text:p>
            <text:p text:style-name="P4">Curieux / ouvert </text:p>
            <text:p text:style-name="P4">De confiance </text:p>
            <text:p text:style-name="P4"><text:soft-page-break/>Débrouillard </text:p>
            <text:p text:style-name="P4">Décidé </text:p>
            <text:p text:style-name="P4">Décisionnaire </text:p>
            <text:p text:style-name="P11"><text:span text:style-name="T7">Démotivé </text:span></text:p>
          </table:table-cell>
          <table:table-cell table:style-name="Table1.A1" office:value-type="string">
            <text:p text:style-name="P11"><text:span text:style-name="T7">Dépensier </text:span></text:p>
            <text:p text:style-name="P11"><text:span text:style-name="T7">Déprimé </text:span></text:p>
            <text:p text:style-name="P11"><text:span text:style-name="T7">Désordonné </text:span></text:p>
            <text:p text:style-name="P11"><text:span text:style-name="T7">Déteste les contraintes</text:span></text:p>
            <text:p text:style-name="P11"><text:span text:style-name="T7">Diplomate </text:span></text:p>
            <text:p text:style-name="P11"><text:span text:style-name="T7">Direct </text:span></text:p>
            <text:p text:style-name="P11"><text:span text:style-name="T7">Discret </text:span></text:p>
            <text:p text:style-name="P11"><text:span text:style-name="T7">Distant </text:span></text:p>
            <text:p text:style-name="P11"><text:span text:style-name="T7">Dur </text:span></text:p>
            <text:p text:style-name="P11"><text:span text:style-name="T7">Dynamique </text:span></text:p>
            <text:p text:style-name="P11"><text:span text:style-name="T7">Econome </text:span></text:p>
            <text:p text:style-name="P11"><text:span text:style-name="T7">Effacé </text:span></text:p>
            <text:p text:style-name="P11"><text:span text:style-name="T7">Efficace </text:span></text:p>
            <text:p text:style-name="P11"><text:span text:style-name="T7">Emotif </text:span></text:p>
            <text:p text:style-name="P11"><text:span text:style-name="T7">Energique</text:span></text:p>
            <text:p text:style-name="P11"><text:span text:style-name="T7">Enthousiaste </text:span></text:p>
            <text:p text:style-name="P11"><text:span text:style-name="T7">Equilibré / Stable </text:span></text:p>
            <text:p text:style-name="P11"><text:span text:style-name="T7">Esprit de décision </text:span></text:p>
            <text:p text:style-name="P11"><text:span text:style-name="T7">Etourdi</text:span></text:p>
            <text:p text:style-name="P11"><text:span text:style-name="T7">Extraverti </text:span></text:p>
            <text:p text:style-name="P11"><text:span text:style-name="T7">Fataliste </text:span></text:p>
            <text:p text:style-name="P11"><text:span text:style-name="T7">Fier </text:span></text:p>
            <text:p text:style-name="P11"><text:span text:style-name="T7">Fonceur </text:span></text:p>
            <text:p text:style-name="P11"><text:span text:style-name="T7">Force de proposition </text:span></text:p>
            <text:p text:style-name="P11"><text:span text:style-name="T7">Franc</text:span></text:p>
            <text:p text:style-name="P11"><text:span text:style-name="T7">Gai </text:span></text:p>
            <text:p text:style-name="P11"><text:span text:style-name="T7">Gère bien son temps </text:span></text:p>
            <text:p text:style-name="P11"><text:span text:style-name="T7">Gestionnaire </text:span></text:p>
            <text:p text:style-name="P11"><text:span text:style-name="T7">Goût de la réflexion </text:span></text:p>
            <text:p text:style-name="P11"><text:span text:style-name="T7">Honnête </text:span></text:p>
            <text:p text:style-name="P11"><text:span text:style-name="T7">Idéaliste </text:span></text:p>
            <text:p text:style-name="P11"><text:span text:style-name="T7">Imaginatif / Créatif </text:span></text:p>
            <text:p text:style-name="P11"><text:span text:style-name="T7">Impatient</text:span></text:p>
            <text:p text:style-name="P11"><text:span text:style-name="T7">Impose ses idées </text:span></text:p>
            <text:p text:style-name="P11"><text:span text:style-name="T7">Imprécis </text:span></text:p>
            <text:p text:style-name="P11"><text:span text:style-name="T7">Indécis </text:span></text:p>
            <text:p text:style-name="P11"><text:span text:style-name="T7">Indépendant </text:span></text:p>
            <text:p text:style-name="P11"><text:soft-page-break/><text:span text:style-name="T7">Individualiste </text:span></text:p>
            <text:p text:style-name="P11"><text:span text:style-name="T7">Innovateur </text:span></text:p>
            <text:p text:style-name="P11"><text:span text:style-name="T7">Inorganisé </text:span></text:p>
            <text:p text:style-name="P11"><text:span text:style-name="T7">Instable</text:span></text:p>
            <text:p text:style-name="P11"/>
          </table:table-cell>
          <table:table-cell table:style-name="Table1.A1" office:value-type="string">
            <text:p text:style-name="P11"><text:span text:style-name="T7">Introverti </text:span></text:p>
            <text:p text:style-name="P11"><text:span text:style-name="T7">Leader </text:span></text:p>
            <text:p text:style-name="P11"><text:span text:style-name="T7">Lent </text:span></text:p>
            <text:p text:style-name="P11"><text:span text:style-name="T7">Loyal </text:span></text:p>
            <text:p text:style-name="P11"><text:span text:style-name="T7">Lunatique </text:span></text:p>
            <text:p text:style-name="P11"><text:span text:style-name="T7">Maladroit</text:span></text:p>
            <text:p text:style-name="P11"><text:span text:style-name="T7">Manque de combativité </text:span></text:p>
            <text:p text:style-name="P11"><text:span text:style-name="T7">Manque de ponctualité</text:span></text:p>
            <text:p text:style-name="P11"><text:span text:style-name="T7">Manque d’imagination </text:span></text:p>
            <text:p text:style-name="P11"><text:span text:style-name="T7">Matérialiste </text:span></text:p>
            <text:p text:style-name="P11"><text:span text:style-name="T7">Méfiant</text:span></text:p>
            <text:p text:style-name="P11"><text:span text:style-name="T7">Méthodique </text:span></text:p>
            <text:p text:style-name="P11"><text:span text:style-name="T7">Négociateur </text:span></text:p>
            <text:p text:style-name="P11"><text:span text:style-name="T7">Nerveux </text:span></text:p>
            <text:p text:style-name="P11"><text:span text:style-name="T7">Observateur </text:span></text:p>
            <text:p text:style-name="P11"><text:span text:style-name="T7">Optimiste </text:span></text:p>
            <text:p text:style-name="P11"><text:span text:style-name="T7">Ordonné </text:span></text:p>
            <text:p text:style-name="P11"><text:span text:style-name="T7">Organisé </text:span></text:p>
            <text:p text:style-name="P11"><text:span text:style-name="T7">Ouvert au changement </text:span></text:p>
            <text:p text:style-name="P11"><text:span text:style-name="T7">Patient </text:span></text:p>
            <text:p text:style-name="P11"><text:span text:style-name="T7">Persévérant </text:span></text:p>
            <text:p text:style-name="P11"><text:span text:style-name="T7">Pessimiste </text:span></text:p>
            <text:p text:style-name="P11"><text:span text:style-name="T7">Peu ambitieux </text:span></text:p>
            <text:p text:style-name="P11"><text:span text:style-name="T7">Peu diplomate </text:span></text:p>
            <text:p text:style-name="P11"><text:span text:style-name="T7">Ponctuel </text:span></text:p>
            <text:p text:style-name="P11"><text:span text:style-name="T7">Positif </text:span></text:p>
            <text:p text:style-name="P11"><text:span text:style-name="T7">Précis / Minutieux</text:span></text:p>
            <text:p text:style-name="P11"><text:span text:style-name="T7">Prend des initiatives </text:span></text:p>
            <text:p text:style-name="P11"><text:span text:style-name="T7">Prend des risques </text:span></text:p>
            <text:p text:style-name="P11"><text:span text:style-name="T7">Prudent </text:span></text:p>
            <text:p text:style-name="P11"><text:span text:style-name="T7">Psychologue </text:span></text:p>
            <text:p text:style-name="P11"><text:span text:style-name="T7">Puissance de travail </text:span></text:p>
            <text:p text:style-name="P11"><text:span text:style-name="T7">Rancunier</text:span></text:p>
            <text:p text:style-name="P12"><text:span text:style-name="T7">Rapide dans l’action </text:span></text:p>
            <text:p text:style-name="P11"><text:span text:style-name="T7">Réactif </text:span></text:p>
            <text:p text:style-name="P11"><text:span text:style-name="T7">Rebelle </text:span></text:p>
            <text:p text:style-name="P11"><text:span text:style-name="T7">Rédige bien</text:span></text:p>
            <text:p text:style-name="P11"><text:span text:style-name="T7">Rédige rapidement </text:span></text:p>
            <text:p text:style-name="P11"><text:soft-page-break/><text:span text:style-name="T7">Réservé </text:span></text:p>
            <text:p text:style-name="P11"><text:span text:style-name="T7">Résistant à l’échec </text:span></text:p>
            <text:p text:style-name="P11"/>
            <text:p text:style-name="P11"/>
          </table:table-cell>
          <table:table-cell table:style-name="Table1.A1" office:value-type="string">
            <text:p text:style-name="P11"><text:span text:style-name="T7">Résistant physiquement </text:span></text:p>
            <text:p text:style-name="P11"><text:span text:style-name="T7">Respecte les usages sociaux </text:span></text:p>
            <text:p text:style-name="P11"><text:span text:style-name="T7">Responsable</text:span></text:p>
            <text:p text:style-name="P11"><text:span text:style-name="T7">Revendicatif </text:span></text:p>
            <text:p text:style-name="P11"><text:span text:style-name="T7">Rêveur </text:span></text:p>
            <text:p text:style-name="P11"><text:span text:style-name="T7">Rigide </text:span></text:p>
            <text:p text:style-name="P11"><text:span text:style-name="T7">Rigoureux</text:span></text:p>
            <text:p text:style-name="P11"><text:span text:style-name="T7">S’exprime facilement </text:span></text:p>
            <text:p text:style-name="P11"><text:span text:style-name="T7">S’exprime mal en public </text:span></text:p>
            <text:p text:style-name="P11"><text:span text:style-name="T7">S’investit dans son travail</text:span></text:p>
            <text:p text:style-name="P11"><text:span text:style-name="T7">Se démotive facilement </text:span></text:p>
            <text:p text:style-name="P11"><text:span text:style-name="T7">Séducteur </text:span></text:p>
            <text:p text:style-name="P11"><text:span text:style-name="T7">Sens de l’écoute </text:span></text:p>
            <text:p text:style-name="P11"><text:span text:style-name="T7">Sens de la compétition</text:span></text:p>
            <text:p text:style-name="P11"><text:span text:style-name="T7">Se fatigue vite</text:span></text:p>
            <text:p text:style-name="P11"><text:span text:style-name="T7">Se lasse facilement </text:span></text:p>
            <text:p text:style-name="P11"><text:span text:style-name="T7">Secret</text:span></text:p>
            <text:p text:style-name="P11"><text:span text:style-name="T7">Sens de la justice </text:span></text:p>
            <text:p text:style-name="P11"><text:span text:style-name="T7">Sens de la pratique </text:span></text:p>
            <text:p text:style-name="P11"><text:span text:style-name="T7">Sens de la synthèse </text:span></text:p>
            <text:p text:style-name="P11"><text:span text:style-name="T7">Sens du résultat </text:span></text:p>
            <text:p text:style-name="P11"><text:span text:style-name="T7">Sensible</text:span></text:p>
            <text:p text:style-name="P11"><text:span text:style-name="T7">Sérieux </text:span></text:p>
            <text:p text:style-name="P11"><text:span text:style-name="T7">Serviable </text:span></text:p>
            <text:p text:style-name="P11"><text:span text:style-name="T7">Sociable </text:span></text:p>
            <text:p text:style-name="P11"><text:span text:style-name="T7">Soigné / Bien habillé </text:span></text:p>
            <text:p text:style-name="P11"><text:span text:style-name="T7">Solitaire</text:span></text:p>
            <text:p text:style-name="P11"><text:span text:style-name="T7">Souriant </text:span></text:p>
            <text:p text:style-name="P11"><text:span text:style-name="T7">Spontané </text:span></text:p>
            <text:p text:style-name="P11"><text:span text:style-name="T7">Sur la défensive </text:span></text:p>
            <text:p text:style-name="P11"><text:span text:style-name="T7">Tenace </text:span></text:p>
            <text:p text:style-name="P11"><text:span text:style-name="T7">Têtu </text:span></text:p>
            <text:p text:style-name="P11"><text:span text:style-name="T7">Tient les autres au courant </text:span></text:p>
            <text:p text:style-name="P11"><text:span text:style-name="T7">Timide </text:span></text:p>
            <text:p text:style-name="P11"><text:span text:style-name="T7">Tolérant </text:span></text:p>
            <text:p text:style-name="P11"><text:span text:style-name="T7">Travaille bien en équipe Travaille bien seul </text:span></text:p>
            <text:p text:style-name="P11"><text:soft-page-break/><text:span text:style-name="T7">Travaille bien sous tension Travailleur </text:span></text:p>
            <text:p text:style-name="P11"><text:span text:style-name="T7">Va au bout des choses </text:span></text:p>
            <text:p text:style-name="P11"><text:span text:style-name="T7">Volontaire</text:span></text:p>
          </table:table-cell>
        </table:table-row>
      </table:table>
      <text:p text:style-name="P7"/>
      <text:p text:style-name="P13"/>
      <text:p text:style-name="P13"/>
      <text:p text:style-name="P7"><text:span text:style-name="T12">Dans un deuxi</text:span><text:span text:style-name="T14">è</text:span><text:span text:style-name="T12">me temps, sélectionnez les 10 qui vous définissent le plus :</text:span></text:p>
      <text:p text:style-name="P7"/>
      <text:p text:style-name="P7"><text:s/></text:p>
      <text:p text:style-name="P5">Débrouillard, <text:span text:style-name="T19">Résistant à l’échec, Volontaire, Curieux / ouvert , Prudent</text:span></text:p>
      <text:p text:style-name="P10"><text:span text:style-name="T10">Capable de persuader, <text:s/>Analytique, <text:s text:c="2"/></text:span><text:span text:style-name="T11">Loyal, <text:s text:c="2"/>Attentif aux autres</text:span></text:p>
      <text:p text:style-name="P7"/>
      <text:p text:style-name="P7"/>
      <text:p text:style-name="P7"><text:span text:style-name="T12">Parmi ces 10 caractéristiques, quelles sont celles qui représentent vos meilleurs atouts ? Illustrez d’un exemple concret qui montre comment elles pourraient vous servir dans votre vie professionnelle :</text:span></text:p>
      <text:p text:style-name="P1"/>
      <text:list xml:id="list3845067737" text:style-name="WWNum2">
        <text:list-item>
          <text:p text:style-name="P14"><text:span text:style-name="T2">. <text:s/>. </text:span><text:span text:style-name="T20">bah une fois j’avais un probléme et j’ai réussit à le régler tout seul avec ce que j’avais sous la main, je suis débrouilard.</text:span></text:p>
        </text:list-item>
        <text:list-item text:start-value="2" text:style-override="WWNum3">
          <text:p text:style-name="P15"><text:span text:style-name="T2">. <text:s/>. <text:s/>.</text:span><text:span text:style-name="T3">J’aime pas trahir les gens du coup je pense que je suis loyal, en plus </text:span><text:span text:style-name="T21">Poufsoufle</text:span><text:span text:style-name="T3"> comme moi le sont.</text:span></text:p>
        </text:list-item>
        <text:list-item text:start-value="3" text:style-override="WWNum4">
          <text:p text:style-name="P16"><text:span text:style-name="T2">. <text:s/>. <text:s/>. </text:span></text:p>
        </text:list-item>
      </text:list>
      <text:p text:style-name="P1"/>
      <text:p text:style-name="P6"/>
      <text:p text:style-name="P6"/>
      <text:p text:style-name="P7"><text:span text:style-name="T12">Parmi ces 10 caractéristiques, quelles sont celles que vous considérez être des freins pour votre réussite ou votre épanouissement ? Illustrez d’un exemple concret qui montre comment elles vous pourraient vous desservir dans votre vie professionnelle.</text:span></text:p>
      <text:p text:style-name="P1"/>
      <text:list xml:id="list170449940254096" text:continue-list="list3845067737" text:style-name="WWNum7">
        <text:list-item text:start-value="1">
          <text:p text:style-name="P17"><text:span text:style-name="T2">. <text:s/>. <text:s/>.</text:span><text:span text:style-name="T5">Prudent, ça peut m’empécher d’entreprendre.</text:span></text:p>
        </text:list-item>
      </text:list>
      <text:p text:style-name="P19"><text:span text:style-name="T5"/></text:p>
      <text:p text:style-name="P8"><text:span text:style-name="T12">Comment pourriez vous présenter l’un d’eux en entretien, en incluant également la qualité que vous tirez de ce défaut (« perle </text:span><text:span text:style-name="T14">»</text:span><text:span text:style-name="T12">) ou les méthodes de contournement que vous avez mises en œuvre ?</text:span></text:p>
      <text:p text:style-name="P1"/>
      <text:p text:style-name="P18"><text:span text:style-name="T2"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. <text:s/>. <text:s/>. <text:s/>. <text:s/>. <text:s/>. <text:s/>. <text:s/>. <text:s/>. <text:s/>. <text:s/>. <text:s/>. <text:s/>. <text:s/>. <text:s/>. <text:s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. <text:s/>. <text:s/>. <text:s/>. <text:s/>. <text:s/>. <text:s/>. <text:s/>. <text:s/>. <text:s/>. <text:s/>. <text:s/>. <text:s/>. <text:s/>. <text:s/>. <text:s/>. <text:s text:c="2"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<text:s/>. . <text:s/>. <text:s/>. <text:s/>. <text:s/>. <text:s/>. <text:s/>. <text:s/>. <text:s/>. <text:s/>. <text:s/>. <text:s/>. <text:s/>. <text:s/>. <text:s/>. <text:s/>. <text:s text:c="2"/>. <text:s/>. <text:s/>.. <text:s/>. <text:s/>. <text:s/>. <text:s/>. <text:s/></text:span></text:p>
      <text:p text:style-name="P18"><text:span text:style-name="T2">Rappel : pour trouver la perle à l’intérieur d’un point faible, délestez-le de toute charge négative jusqu’à ce qu’il ne reste que l’aspect positif, au cœur de celui-ci.</text:span><text:bookmark text:name="_GoBack"/><text:span text:style-name="T2"> <text:s/></text:span></text:p>
      <text:p text:style-name="P2"/>
      <text:p text:style-name="P1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Arial1" svg:font-family="Arial" style:font-family-generic="swiss"/>
    <style:font-face style:name="Champagne &amp; Limousines" svg:font-family="'Champagne &amp; Limousines'" style:font-family-generic="roman" style:font-pitch="variable"/>
    <style:font-face style:name="Champagne &amp; Limousines1" svg:font-family="'Champagne &amp; Limousines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Zapf Dingbats" svg:font-family="'Zapf Dingbat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" fo:font-size="10pt" fo:language="fr" fo:country="FR" style:letter-kerning="false" style:font-name-asian="Arial Unicode MS" style:font-size-asian="10pt" style:language-asian="fr" style:country-asian="FR" style:font-name-complex="Times New Roman1" style:font-size-complex="10pt" style:language-complex="ar" style:country-complex="SA" loext:padding="0in" loext:border="none" loext:shadow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Format_20_libre" style:display-name="Format libre" style:family="paragraph" style:default-outline-level="">
      <style:paragraph-properties fo:margin-top="0in" fo:margin-bottom="0in" style:contextual-spacing="false" fo:text-align="start" style:justify-single-word="false" fo:orphans="2" fo:widows="2" fo:padding="0in" fo:border="none" style:shadow="none" style:writing-mode="lr-tb"/>
      <style:text-properties fo:color="#000000" loext:opacity="100%" style:font-name="Helvetica" fo:font-family="Helvetica" style:font-family-generic="roman" style:font-pitch="variable" fo:font-size="12pt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Aucun" style:family="text">
      <style:text-properties fo:language="it" fo:country="IT"/>
    </style:style>
    <style:style style:name="ListLabel_20_1" style:display-name="ListLabel 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" style:display-name="ListLabel 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" style:display-name="ListLabel 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4" style:display-name="ListLabel 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" style:display-name="ListLabel 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" style:display-name="ListLabel 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" style:display-name="ListLabel 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8" style:display-name="ListLabel 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9" style:display-name="ListLabel 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0" style:display-name="ListLabel 1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1" style:display-name="ListLabel 1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2" style:display-name="ListLabel 1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3" style:display-name="ListLabel 1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4" style:display-name="ListLabel 1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5" style:display-name="ListLabel 1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6" style:display-name="ListLabel 1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7" style:display-name="ListLabel 1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8" style:display-name="ListLabel 1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19" style:display-name="ListLabel 1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0" style:display-name="ListLabel 2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1" style:display-name="ListLabel 2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2" style:display-name="ListLabel 2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3" style:display-name="ListLabel 2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4" style:display-name="ListLabel 2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5" style:display-name="ListLabel 2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6" style:display-name="ListLabel 2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7" style:display-name="ListLabel 2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8" style:display-name="ListLabel 2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29" style:display-name="ListLabel 2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0" style:display-name="ListLabel 3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1" style:display-name="ListLabel 3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2" style:display-name="ListLabel 3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3" style:display-name="ListLabel 3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4" style:display-name="ListLabel 3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5" style:display-name="ListLabel 3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6" style:display-name="ListLabel 3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37" style:display-name="ListLabel 3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38" style:display-name="ListLabel 3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39" style:display-name="ListLabel 3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0" style:display-name="ListLabel 4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1" style:display-name="ListLabel 4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2" style:display-name="ListLabel 4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3" style:display-name="ListLabel 4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4" style:display-name="ListLabel 4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5" style:display-name="ListLabel 45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6" style:display-name="ListLabel 46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7" style:display-name="ListLabel 47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8" style:display-name="ListLabel 48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49" style:display-name="ListLabel 49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0" style:display-name="ListLabel 50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1" style:display-name="ListLabel 51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2" style:display-name="ListLabel 52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3" style:display-name="ListLabel 53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4" style:display-name="ListLabel 54" style:family="text">
      <style:text-properties fo:font-variant="normal" fo:text-transform="none" style:text-outline="false" style:text-line-through-style="none" style:text-line-through-type="none" style:text-position="0% 100%" fo:letter-spacing="normal" fo:font-style="normal" fo:font-weight="normal" style:letter-kerning="false" style:font-name-asian="Zapf Dingbats" style:font-family-asian="'Zapf Dingbats'" style:font-family-generic-asian="system" style:font-pitch-asian="variable" style:font-style-asian="normal" style:font-weight-asian="normal" style:font-name-complex="Zapf Dingbats" style:font-family-complex="'Zapf Dingbats'" style:font-family-generic-complex="system" style:font-pitch-complex="variable" style:font-style-complex="normal" style:font-weight-complex="normal" style:text-scale="100%" style:font-relief="none"/>
    </style:style>
    <style:style style:name="ListLabel_20_55" style:display-name="ListLabel 5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6" style:display-name="ListLabel 5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7" style:display-name="ListLabel 5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8" style:display-name="ListLabel 5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59" style:display-name="ListLabel 5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0" style:display-name="ListLabel 6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1" style:display-name="ListLabel 6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2" style:display-name="ListLabel 6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3" style:display-name="ListLabel 6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4" style:display-name="ListLabel 6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5" style:display-name="ListLabel 6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6" style:display-name="ListLabel 6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7" style:display-name="ListLabel 6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8" style:display-name="ListLabel 6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69" style:display-name="ListLabel 6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0" style:display-name="ListLabel 7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1" style:display-name="ListLabel 7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2" style:display-name="ListLabel 72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3" style:display-name="ListLabel 73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4" style:display-name="ListLabel 74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5" style:display-name="ListLabel 75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6" style:display-name="ListLabel 76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7" style:display-name="ListLabel 77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8" style:display-name="ListLabel 78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79" style:display-name="ListLabel 79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80" style:display-name="ListLabel 80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ListLabel_20_81" style:display-name="ListLabel 81" style:family="text">
      <style:text-properties fo:font-variant="normal" fo:text-transform="none" style:text-outline="false" style:text-line-through-style="none" style:text-line-through-type="none" style:text-position="0% 100%" fo:letter-spacing="normal" fo:font-weight="bold" style:letter-kerning="false" style:font-weight-asian="bold" style:font-weight-complex="bold" style:text-scale="100%" style:font-relief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iste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3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6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9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11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12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13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14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15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16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17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18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20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21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22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23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24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25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26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27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29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30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31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32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33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34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35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36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✴" style:num-suffix="✴" text:bullet-char="✴">
        <style:list-level-properties text:list-level-position-and-space-mode="label-alignment">
          <style:list-level-label-alignment text:label-followed-by="nothing"/>
        </style:list-level-properties>
        <style:text-properties fo:font-family="'Zapf Dingbats'" style:font-charset="x-symbol"/>
      </text:list-level-style-bullet>
      <text:list-level-style-bullet text:level="2" text:style-name="ListLabel_20_38" loext:num-list-format="✴" style:num-suffix="✴" text:bullet-char="✴">
        <style:list-level-properties text:list-level-position-and-space-mode="label-alignment">
          <style:list-level-label-alignment text:label-followed-by="nothing" fo:margin-left="0.5in"/>
        </style:list-level-properties>
        <style:text-properties fo:font-family="'Zapf Dingbats'" style:font-charset="x-symbol"/>
      </text:list-level-style-bullet>
      <text:list-level-style-bullet text:level="3" text:style-name="ListLabel_20_39" loext:num-list-format="✴" style:num-suffix="✴" text:bullet-char="✴">
        <style:list-level-properties text:list-level-position-and-space-mode="label-alignment">
          <style:list-level-label-alignment text:label-followed-by="nothing" fo:margin-left="1in"/>
        </style:list-level-properties>
        <style:text-properties fo:font-family="'Zapf Dingbats'" style:font-charset="x-symbol"/>
      </text:list-level-style-bullet>
      <text:list-level-style-bullet text:level="4" text:style-name="ListLabel_20_40" loext:num-list-format="✴" style:num-suffix="✴" text:bullet-char="✴">
        <style:list-level-properties text:list-level-position-and-space-mode="label-alignment">
          <style:list-level-label-alignment text:label-followed-by="nothing" fo:margin-left="1.5in"/>
        </style:list-level-properties>
        <style:text-properties fo:font-family="'Zapf Dingbats'" style:font-charset="x-symbol"/>
      </text:list-level-style-bullet>
      <text:list-level-style-bullet text:level="5" text:style-name="ListLabel_20_41" loext:num-list-format="✴" style:num-suffix="✴" text:bullet-char="✴">
        <style:list-level-properties text:list-level-position-and-space-mode="label-alignment">
          <style:list-level-label-alignment text:label-followed-by="nothing" fo:margin-left="2in"/>
        </style:list-level-properties>
        <style:text-properties fo:font-family="'Zapf Dingbats'" style:font-charset="x-symbol"/>
      </text:list-level-style-bullet>
      <text:list-level-style-bullet text:level="6" text:style-name="ListLabel_20_42" loext:num-list-format="✴" style:num-suffix="✴" text:bullet-char="✴">
        <style:list-level-properties text:list-level-position-and-space-mode="label-alignment">
          <style:list-level-label-alignment text:label-followed-by="nothing" fo:margin-left="2.5in"/>
        </style:list-level-properties>
        <style:text-properties fo:font-family="'Zapf Dingbats'" style:font-charset="x-symbol"/>
      </text:list-level-style-bullet>
      <text:list-level-style-bullet text:level="7" text:style-name="ListLabel_20_43" loext:num-list-format="✴" style:num-suffix="✴" text:bullet-char="✴">
        <style:list-level-properties text:list-level-position-and-space-mode="label-alignment">
          <style:list-level-label-alignment text:label-followed-by="nothing" fo:margin-left="3in"/>
        </style:list-level-properties>
        <style:text-properties fo:font-family="'Zapf Dingbats'" style:font-charset="x-symbol"/>
      </text:list-level-style-bullet>
      <text:list-level-style-bullet text:level="8" text:style-name="ListLabel_20_44" loext:num-list-format="✴" style:num-suffix="✴" text:bullet-char="✴">
        <style:list-level-properties text:list-level-position-and-space-mode="label-alignment">
          <style:list-level-label-alignment text:label-followed-by="nothing" fo:margin-left="3.5in"/>
        </style:list-level-properties>
        <style:text-properties fo:font-family="'Zapf Dingbats'" style:font-charset="x-symbol"/>
      </text:list-level-style-bullet>
      <text:list-level-style-bullet text:level="9" text:style-name="ListLabel_20_45" loext:num-list-format="✴" style:num-suffix="✴" text:bullet-char="✴">
        <style:list-level-properties text:list-level-position-and-space-mode="label-alignment">
          <style:list-level-label-alignment text:label-followed-by="nothing" fo:margin-left="4in"/>
        </style:list-level-properties>
        <style:text-properties fo:font-family="'Zapf Dingbats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✴" style:num-suffix="✴" text:bullet-char="✴">
        <style:list-level-properties text:list-level-position-and-space-mode="label-alignment">
          <style:list-level-label-alignment text:label-followed-by="nothing"/>
        </style:list-level-properties>
        <style:text-properties fo:font-family="'Zapf Dingbats'" style:font-charset="x-symbol"/>
      </text:list-level-style-bullet>
      <text:list-level-style-bullet text:level="2" text:style-name="ListLabel_20_47" loext:num-list-format="✴" style:num-suffix="✴" text:bullet-char="✴">
        <style:list-level-properties text:list-level-position-and-space-mode="label-alignment">
          <style:list-level-label-alignment text:label-followed-by="nothing" fo:margin-left="0.5in"/>
        </style:list-level-properties>
        <style:text-properties fo:font-family="'Zapf Dingbats'" style:font-charset="x-symbol"/>
      </text:list-level-style-bullet>
      <text:list-level-style-bullet text:level="3" text:style-name="ListLabel_20_48" loext:num-list-format="✴" style:num-suffix="✴" text:bullet-char="✴">
        <style:list-level-properties text:list-level-position-and-space-mode="label-alignment">
          <style:list-level-label-alignment text:label-followed-by="nothing" fo:margin-left="1in"/>
        </style:list-level-properties>
        <style:text-properties fo:font-family="'Zapf Dingbats'" style:font-charset="x-symbol"/>
      </text:list-level-style-bullet>
      <text:list-level-style-bullet text:level="4" text:style-name="ListLabel_20_49" loext:num-list-format="✴" style:num-suffix="✴" text:bullet-char="✴">
        <style:list-level-properties text:list-level-position-and-space-mode="label-alignment">
          <style:list-level-label-alignment text:label-followed-by="nothing" fo:margin-left="1.5in"/>
        </style:list-level-properties>
        <style:text-properties fo:font-family="'Zapf Dingbats'" style:font-charset="x-symbol"/>
      </text:list-level-style-bullet>
      <text:list-level-style-bullet text:level="5" text:style-name="ListLabel_20_50" loext:num-list-format="✴" style:num-suffix="✴" text:bullet-char="✴">
        <style:list-level-properties text:list-level-position-and-space-mode="label-alignment">
          <style:list-level-label-alignment text:label-followed-by="nothing" fo:margin-left="2in"/>
        </style:list-level-properties>
        <style:text-properties fo:font-family="'Zapf Dingbats'" style:font-charset="x-symbol"/>
      </text:list-level-style-bullet>
      <text:list-level-style-bullet text:level="6" text:style-name="ListLabel_20_51" loext:num-list-format="✴" style:num-suffix="✴" text:bullet-char="✴">
        <style:list-level-properties text:list-level-position-and-space-mode="label-alignment">
          <style:list-level-label-alignment text:label-followed-by="nothing" fo:margin-left="2.5in"/>
        </style:list-level-properties>
        <style:text-properties fo:font-family="'Zapf Dingbats'" style:font-charset="x-symbol"/>
      </text:list-level-style-bullet>
      <text:list-level-style-bullet text:level="7" text:style-name="ListLabel_20_52" loext:num-list-format="✴" style:num-suffix="✴" text:bullet-char="✴">
        <style:list-level-properties text:list-level-position-and-space-mode="label-alignment">
          <style:list-level-label-alignment text:label-followed-by="nothing" fo:margin-left="3in"/>
        </style:list-level-properties>
        <style:text-properties fo:font-family="'Zapf Dingbats'" style:font-charset="x-symbol"/>
      </text:list-level-style-bullet>
      <text:list-level-style-bullet text:level="8" text:style-name="ListLabel_20_53" loext:num-list-format="✴" style:num-suffix="✴" text:bullet-char="✴">
        <style:list-level-properties text:list-level-position-and-space-mode="label-alignment">
          <style:list-level-label-alignment text:label-followed-by="nothing" fo:margin-left="3.5in"/>
        </style:list-level-properties>
        <style:text-properties fo:font-family="'Zapf Dingbats'" style:font-charset="x-symbol"/>
      </text:list-level-style-bullet>
      <text:list-level-style-bullet text:level="9" text:style-name="ListLabel_20_54" loext:num-list-format="✴" style:num-suffix="✴" text:bullet-char="✴">
        <style:list-level-properties text:list-level-position-and-space-mode="label-alignment">
          <style:list-level-label-alignment text:label-followed-by="nothing" fo:margin-left="4in"/>
        </style:list-level-properties>
        <style:text-properties fo:font-family="'Zapf Dingbats'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56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57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58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59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60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61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62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63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65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66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67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68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69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70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71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72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4.6665in" fo:text-indent="-0.1807in" fo:margin-left="0.1807in"/>
        </style:list-level-properties>
      </text:list-level-style-number>
      <text:list-level-style-number text:level="2" text:style-name="ListLabel_20_74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4.6665in" fo:text-indent="-0.1807in" fo:margin-left="0.4307in"/>
        </style:list-level-properties>
      </text:list-level-style-number>
      <text:list-level-style-number text:level="3" text:style-name="ListLabel_20_75" loext:num-list-format="%3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6807in"/>
        </style:list-level-properties>
      </text:list-level-style-number>
      <text:list-level-style-number text:level="4" text:style-name="ListLabel_20_76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0.9307in"/>
        </style:list-level-properties>
      </text:list-level-style-number>
      <text:list-level-style-number text:level="5" text:style-name="ListLabel_20_77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1807in"/>
        </style:list-level-properties>
      </text:list-level-style-number>
      <text:list-level-style-number text:level="6" text:style-name="ListLabel_20_78" loext:num-list-format="%6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4307in"/>
        </style:list-level-properties>
      </text:list-level-style-number>
      <text:list-level-style-number text:level="7" text:style-name="ListLabel_20_79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6807in"/>
        </style:list-level-properties>
      </text:list-level-style-number>
      <text:list-level-style-number text:level="8" text:style-name="ListLabel_20_80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1.9307in"/>
        </style:list-level-properties>
      </text:list-level-style-number>
      <text:list-level-style-number text:level="9" text:style-name="ListLabel_20_81" loext:num-list-format="%9%." style:num-suffix="." style:num-format="i" text:display-levels="3">
        <style:list-level-properties text:list-level-position-and-space-mode="label-alignment">
          <style:list-level-label-alignment text:label-followed-by="listtab" text:list-tab-stop-position="4.6665in" fo:text-indent="-0.1807in" fo:margin-left="2.180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0984in" fo:margin-bottom="0.1965in" fo:margin-left="0.3937in" fo:margin-right="0.3937in" style:writing-mode="lr-tb" style:layout-grid-color="#c0c0c0" style:layout-grid-lines="27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>
        <style:header-footer-properties fo:min-height="0.1972in" fo:margin-left="0in" fo:margin-right="0in" fo:margin-top="0.1575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Format_20_libre"/>
      </style:header>
      <style:footer>
        <text:p text:style-name="Format_20_libre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creator>Brice ARNAULT</dc:creator>
    <meta:editing-cycles>3</meta:editing-cycles>
    <meta:creation-date>2021-03-09T06:03:00</meta:creation-date>
    <dc:date>2021-10-28T17:04:48.504000000</dc:date>
    <meta:editing-duration>PT4H38M58S</meta:editing-duration>
    <meta:generator>LibreOffice/7.2.1.2$Windows_X86_64 LibreOffice_project/87b77fad49947c1441b67c559c339af8f3517e22</meta:generator>
    <meta:document-statistic meta:table-count="1" meta:image-count="0" meta:object-count="0" meta:page-count="3" meta:paragraph-count="172" meta:word-count="1059" meta:character-count="5193" meta:non-whitespace-character-count="3626"/>
    <meta:user-defined meta:name="AppVersion">16.0000</meta:user-defined>
    <meta:template xlink:type="simple" xlink:actuate="onRequest" xlink:title="Normal.dotm" xlink:href=""/>
  </office:meta>
</office:document-meta>
</file>